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 style:list-style-name="WW8Num1">
      <style:text-properties fo:font-size="11pt" style:font-size-asian="11pt" style:font-size-complex="11pt"/>
    </style:style>
    <style:style style:name="P4" style:family="paragraph" style:parent-style-name="Standard" style:list-style-name="WW8Num3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P5" style:family="paragraph" style:parent-style-name="Standard" style:list-style-name="WW8Num3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6" style:family="paragraph" style:parent-style-name="Standard" style:list-style-name="WW8Num3">
      <style:paragraph-properties fo:margin-left="-0.635cm" fo:margin-right="0cm" fo:margin-top="0cm" fo:margin-bottom="0.101cm" fo:text-align="justify" style:justify-single-word="false" fo:text-indent="0cm" style:auto-text-indent="false" style:shadow="none">
        <style:tab-stops/>
      </style:paragraph-properties>
      <style:text-properties fo:font-size="11pt" style:font-size-asian="11pt" style:font-size-complex="11pt"/>
    </style:style>
    <style:style style:name="P7" style:family="paragraph" style:parent-style-name="Standard" style:list-style-name="WW8Num3">
      <style:paragraph-properties fo:margin-left="-0.635cm" fo:margin-right="0cm" fo:margin-top="0cm" fo:margin-bottom="0.101cm" fo:text-align="justify" style:justify-single-word="false" fo:text-indent="0cm" style:auto-text-indent="false">
        <style:tab-stops/>
      </style:paragraph-properties>
      <style:text-properties fo:font-size="11pt" fo:font-style="normal" style:font-size-asian="11pt" style:font-style-asian="normal" style:font-size-complex="11pt" style:font-style-complex="normal"/>
    </style:style>
    <style:style style:name="P8" style:family="paragraph" style:parent-style-name="Heading_20_1" style:master-page-name="Standard">
      <style:paragraph-properties fo:text-align="center" style:justify-single-word="false" style:page-number="auto"/>
      <style:text-properties fo:font-size="11pt" style:text-underline-style="solid" style:text-underline-width="auto" style:text-underline-color="font-color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PRACTICA 2: GRUPOS Y USUARIOS</text:h>
      <text:p text:style-name="P1"/>
      <text:p text:style-name="P2">En esta práctica, se propone crear un entorno de trabajo que ofrezca una posible solución al problema de compartir ficheros por parte de una clase de alumnos y departamentos didácticos de un centro.</text:p>
      <text:p text:style-name="P2"/>
      <text:list xml:id="list1805284282" text:style-name="WW8Num1">
        <text:list-item>
          <text:p text:style-name="P3">Habrá un profesor (profesor)</text:p>
        </text:list-item>
        <text:list-item>
          <text:p text:style-name="P3">Alumnos (alumno1, alumno2, alumno3 y alumno4)</text:p>
        </text:list-item>
        <text:list-item>
          <text:p text:style-name="P3">Grupos de prácticas (grupo1 y grupo2) =&gt; alumno1 y alumno2 pertenecen al grupo1 y alumno3 y alumno4 al grupo2</text:p>
        </text:list-item>
      </text:list>
      <text:p text:style-name="P2"/>
      <text:p text:style-name="P2">Se trata de conseguir:</text:p>
      <text:p text:style-name="P2"/>
      <text:list xml:id="list428766387" text:style-name="WW8Num3">
        <text:list-item>
          <text:p text:style-name="P6">Para las prácticas individuales, cada alumno tendrá un directorio de inicio <text:span text:style-name="T2">/home/alumnoX</text:span>. (<text:span text:style-name="T4">Nota</text:span>: X varia desde 1 hasta 4) .Dentro de cada directorio de inicio, debes crear el fichero <text:span text:style-name="T2">practica_individualX</text:span>. Ese fichero o ficheros contenidos en el directorio de inicio, podrá n leerlos y modificarlos el propietario y también el usuario profesor, el resto de usuarios solamente podrán acceder y leer dichos ficheros. Establece la máscara de permisos por defecto de cada usuario (umask) para conseguir esto automáticamente, cuando se crea un fichero en el directorio de inicio.</text:p>
          <text:p text:style-name="P4"><text:span text:style-name="T5">Pistas</text:span>: establece correctamente los permisos de cada directorio de inicio y la máscara de permisos de cada usuario. <text:s/>Un usuario puede pertenecer a más de un grupo, <text:s/>fijate en el grupo y en el propietario del directorio de inicio. </text:p>
        </text:list-item>
      </text:list>
      <text:p text:style-name="P2"/>
      <text:list xml:id="list2054151414" text:continue-numbering="true" text:style-name="WW8Num3">
        <text:list-item>
          <text:p text:style-name="P4">Para las prácticas en grupo cada grupo dispondrá de un directorio <text:span text:style-name="T2">/home/grupo1</text:span>, <text:span text:style-name="T2">/home/grupo2</text:span> en el que podrán escribir los miembros del grupo. Todos los alumnos pertenecientes a un grupo (alumno1 y alumno2 pertenecen al grupo1 y alumno3 y alumno4 al grupo2) pueden escribir en el directorio del grupo (<text:span text:style-name="T3">/home/grupoX</text:span><text:span text:style-name="T1">)</text:span>, y pueden solamente acceder y leer en el directorio de otros grupos. Además cuando un fichero sea creado dentro del directorio del grupo este pertenecerá al grupo correspondiente de forma automática. ¿Como consigues que el <text:span text:style-name="T1">profesor</text:span> pueda acceder, leer y modificar el contenido del directorio de cada grupo<text:span text:style-name="T6">?. </text:span></text:p>
          <text:p text:style-name="P4"><text:span text:style-name="T6">Crea el fichero siendo </text:span><text:span text:style-name="T1">alumno1: /home/grupo1/informe.txt</text:span><text:span text:style-name="T6"> </text:span></text:p>
          <text:p text:style-name="P4"><text:span text:style-name="T6">Crea el fichero siendo </text:span><text:span text:style-name="T1">alumno4: /home/grupo2/informe.txt</text:span><text:span text:style-name="T6"> </text:span></text:p>
          <text:p text:style-name="P7">Establece los permisos necesarios para estos ficheros, para que los usuarios del grupo puedan modificarlos o borrarlos y los demás usuarios solo puedan leerlos.</text:p>
          <text:p text:style-name="P5"><text:span text:style-name="T5">Pistas</text:span>: establece correctamente los permisos de cada directorio de inicio y la máscara de permisos de cada usuario. <text:s/>Un usuario puede pertenecer a más de un grupo, <text:s/>fijate en el grupo y en el propietario del directorio de inicio. </text:p>
          <text:p text:style-name="P4"/>
        </text:list-item>
        <text:list-item>
          <text:p text:style-name="P4">Si se desea que haya un directorio en común donde cualquier usuario pueda crear documentos y leer otros documentos de otros usuarios, pero impidiendo que un usuario que no sea el propietario de un archivo pueda borrar o modificarlo, ¿qué deberías hacer? </text:p>
        </text:list-item>
      </text:list>
      <text:p text:style-name="P2"/>
      <text:p text:style-name="P2">Crea los usuarios, grupos y permisos necesarios para conseguir esto.</text:p>
      <text:p text:style-name="P2"/>
      <text:p text:style-name="P2">Puede ayudarte en la elaboración del ejercicio creando también las tablas de usuarios, grupos y directorios.</text:p>
      <text:p text:style-name="P2"/>
      <text:p text:style-name="P2">Redacta claramente todos los comandos en modo texto que te han llevado a la solución del ejercic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/>
    </style:style>
    <style:style style:name="WW8Num1z3" style:family="text">
      <style:text-properties style:font-name="Symbol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1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PRACTICA 2: GRUPOS Y USUARIOS</dc:title>
    <meta:initial-creator>PC13A108</meta:initial-creator>
    <meta:creation-date>2004-10-21T13:21:00</meta:creation-date>
    <dc:creator>Ramón José</dc:creator>
    <dc:date>2010-09-29T17:23:15</dc:date>
    <dc:language>es-ES</dc:language>
    <meta:editing-cycles>23</meta:editing-cycles>
    <meta:editing-duration>PT02H35M54S</meta:editing-duration>
    <meta:document-statistic meta:table-count="0" meta:image-count="0" meta:object-count="0" meta:page-count="1" meta:paragraph-count="17" meta:word-count="461" meta:character-count="2901"/>
    <meta:user-defined meta:name="Info 1"/>
    <meta:user-defined meta:name="Info 2"/>
    <meta:user-defined meta:name="Info 3"/>
    <meta:user-defined meta:name="Info 4"/>
  </office:meta>
</office:document-meta>
</file>